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Iterator.get( String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etIterator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ult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Iterator.contains(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Iterator.set( String name ,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ultSetIterator.getDyn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Iterator.set( String name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Iterator.ResultSetIterator( ResultSetDynaClass dyn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Iterator.set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ultSetIterator.adv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ultSetIterator.get(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etIterator.remove( String name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